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Part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/>
          <table:table-cell office:value-type="string">
            <text:p>10u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table:style-name="ce1" office:value-type="string">
            <text:p>500R15N120JV4T</text:p>
          </table:table-cell>
          <table:table-cell office:value-type="string">
            <text:p>12p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style-name="ce1" office:value-type="string">
            <text:p>500R15N120JV4T</text:p>
          </table:table-cell>
          <table:table-cell office:value-type="string">
            <text:p>12p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/>
          <table:table-cell office:value-type="string">
            <text:p>10u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/>
          <table:table-cell office:value-type="string">
            <text:p>10u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1</text:p>
          </table:table-cell>
          <table:table-cell/>
          <table:table-cell office:value-type="string">
            <text:p>100n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APDS-9002</text:p>
          </table:table-cell>
          <table:table-cell table:style-name="ce1" office:value-type="string">
            <text:p>APDS-9002-021</text:p>
          </table:table-cell>
          <table:table-cell office:value-type="string">
            <text:p>APDS-9002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/>
          <table:table-cell office:value-type="string">
            <text:p>10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table:style-name="ce1" office:value-type="string">
            <text:p>RC0805JR-07200RL</text:p>
          </table:table-cell>
          <table:table-cell office:value-type="float" office:value="200">
            <text:p>200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/>
          <table:table-cell office:value-type="string">
            <text:p>10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/>
          <table:table-cell office:value-type="string">
            <text:p>10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/>
          <table:table-cell office:value-type="string">
            <text:p>1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/>
          <table:table-cell office:value-type="string">
            <text:p>1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/>
          <table:table-cell office:value-type="string">
            <text:p>10k</text:p>
          </table:table-cell>
          <table:table-cell office:value-type="float" office:value="805">
            <text:p>805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/>
          <table:table-cell office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/>
          <table:table-cell office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$2</text:p>
          </table:table-cell>
          <table:table-cell table:style-name="ce1" office:value-type="string">
            <text:p>NPPN101BFCN-RC</text:p>
          </table:table-cell>
          <table:table-cell office:value-type="string">
            <text:p>XBEE-1B1</text:p>
          </table:table-cell>
          <table:table-cell office:value-type="string">
            <text:p>XBEE-1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table:style-name="ce1" office:value-type="string">
            <text:p>PIC18F26J50-I/SS</text:p>
          </table:table-cell>
          <table:table-cell office:value-type="string">
            <text:p>PIC18F46J50</text:p>
          </table:table-cell>
          <table:table-cell office:value-type="string">
            <text:p>SO28W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NX1117CE33Z,115</text:p>
          </table:table-cell>
          <table:table-cell office:value-type="string">
            <text:p>NX1117C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NX1117CE33Z,115</text:p>
          </table:table-cell>
          <table:table-cell office:value-type="string">
            <text:p>NX1117C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table:style-name="ce1" office:value-type="string">
            <text:p>TC1046VNBTR</text:p>
          </table:table-cell>
          <table:table-cell office:value-type="string">
            <text:p>TC1046</text:p>
          </table:table-cell>
          <table:table-cell office:value-type="string">
            <text:p>SOT23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table:style-name="ce1" office:value-type="string">
            <text:p>AT45DB321D-SU</text:p>
          </table:table-cell>
          <table:table-cell office:value-type="string">
            <text:p>AT45DB041BWIDE</text:p>
          </table:table-cell>
          <table:table-cell office:value-type="string">
            <text:p>SO08WIDE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table:style-name="ce1" office:value-type="string">
            <text:p>AT45DB321D-SU</text:p>
          </table:table-cell>
          <table:table-cell office:value-type="string">
            <text:p>AT45DB041BWIDE</text:p>
          </table:table-cell>
          <table:table-cell office:value-type="string">
            <text:p>SO08WIDE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/>
          <table:table-cell office:value-type="string">
            <text:p>USBSMD</text:p>
          </table:table-cell>
          <table:table-cell office:value-type="string">
            <text:p>USB-MINIB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ABS07-32.768KHZ-1-T</text:p>
          </table:table-cell>
          <table:table-cell office:value-type="string">
            <text:p>XTALABS07</text:p>
          </table:table-cell>
          <table:table-cell office:value-type="string">
            <text:p>WSNli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table:style-name="ce1" office:value-type="string">
            <text:p>APHCM2012QBC/D-F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2</text:p>
          </table:table-cell>
          <table:table-cell table:style-name="ce1" office:value-type="string">
            <text:p>LG R971-KN-1-0-20-R1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18125A103FAT2A</text:p>
          </table:table-cell>
          <table:table-cell office:value-type="string">
            <text:p>10nF 1%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style-name="ce1" office:value-type="string">
            <text:p>RC0805FR-072R2L</text:p>
          </table:table-cell>
          <table:table-cell office:value-type="string">
            <text:p>1 1%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1" office:value-type="string">
            <text:p>RC0805FR-07470RL</text:p>
          </table:table-cell>
          <table:table-cell office:value-type="string">
            <text:p>470 1%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table:style-name="ce1" office:value-type="string">
            <text:p>MAX4172ESA+</text:p>
          </table:table-cell>
          <table:table-cell office:value-type="string">
            <text:p>MAX417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8</text:p>
          </table:table-cell>
          <table:table-cell table:style-name="ce1" office:value-type="string">
            <text:p>ZXCT1009FTA</text:p>
          </table:table-cell>
          <table:table-cell office:value-type="string">
            <text:p>ZXCT100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BAS70FILM</text:p>
          </table:table-cell>
          <table:table-cell office:value-type="string">
            <text:p>BAS7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500R15N120JV4T</text:p>
          </table:table-cell>
          <table:table-cell office:value-type="string">
            <text:p>C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00R15N120JV4T</text:p>
          </table:table-cell>
          <table:table-cell office:value-type="string">
            <text:p>C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RZQ045P01TR</text:p>
          </table:table-cell>
          <table:table-cell office:value-type="string">
            <text:p>Q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APDS-9002</text:p>
          </table:table-cell>
          <table:table-cell office:value-type="string">
            <text:p>Q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RG2012P-122-B-T5</text:p>
          </table:table-cell>
          <table:table-cell office:value-type="string">
            <text:p>R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CR10EZHFSR075</text:p>
          </table:table-cell>
          <table:table-cell office:value-type="string">
            <text:p>R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PPN101BFCN-RC</text:p>
          </table:table-cell>
          <table:table-cell office:value-type="string">
            <text:p>U$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C18F26J50-I/SS</text:p>
          </table:table-cell>
          <table:table-cell office:value-type="string">
            <text:p>U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NX1117CE33Z,115</text:p>
          </table:table-cell>
          <table:table-cell office:value-type="string">
            <text:p>U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NX1117CE33Z,115</text:p>
          </table:table-cell>
          <table:table-cell office:value-type="string">
            <text:p>U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X4372FEUK+T</text:p>
          </table:table-cell>
          <table:table-cell office:value-type="string">
            <text:p>U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C1046VNBTR</text:p>
          </table:table-cell>
          <table:table-cell office:value-type="string">
            <text:p>U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45DB321D-SU</text:p>
          </table:table-cell>
          <table:table-cell office:value-type="string">
            <text:p>U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45DB321D-SU</text:p>
          </table:table-cell>
          <table:table-cell office:value-type="string">
            <text:p>U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ABS07-32.768KHZ-1-T</text:p>
          </table:table-cell>
          <table:table-cell office:value-type="string">
            <text:p>X2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column table:style-name="co7" table:default-cell-style-name="ce2"/>
        <table:table-row table:style-name="ro1">
          <table:table-cell office:value-type="string">
            <text:p>Sense Resistor</text:p>
          </table:table-cell>
          <table:table-cell office:value-type="float" office:value="2.2">
            <text:p>2.20E+00</text:p>
          </table:table-cell>
        </table:table-row>
        <table:table-row table:style-name="ro1">
          <table:table-cell office:value-type="string">
            <text:p>Max Current</text:p>
          </table:table-cell>
          <table:table-cell office:value-type="float" office:value="0.3">
            <text:p>3.00E-01</text:p>
          </table:table-cell>
        </table:table-row>
        <table:table-row table:style-name="ro1">
          <table:table-cell office:value-type="string">
            <text:p>Min Current</text:p>
          </table:table-cell>
          <table:table-cell office:value-type="float" office:value="0.000001">
            <text:p>1.00E-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x Vsense</text:p>
          </table:table-cell>
          <table:table-cell table:formula="of:=[.B2]*[.B1]" office:value-type="float" office:value="0.66">
            <text:p>6.60E-01</text:p>
          </table:table-cell>
        </table:table-row>
        <table:table-row table:style-name="ro1">
          <table:table-cell office:value-type="string">
            <text:p>Min Vsense</text:p>
          </table:table-cell>
          <table:table-cell table:formula="of:=[.B3]*[.B1]" office:value-type="float" office:value="0.0000022">
            <text:p>2.20E-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urrent Gain</text:p>
          </table:table-cell>
          <table:table-cell table:formula="of:=0.01" office:value-type="float" office:value="0.01">
            <text:p>1.00E-02</text:p>
          </table:table-cell>
        </table:table-row>
        <table:table-row table:style-name="ro1">
          <table:table-cell office:value-type="string">
            <text:p>Max Iout</text:p>
          </table:table-cell>
          <table:table-cell table:formula="of:=[.B8]*[.B5]" office:value-type="float" office:value="0.0066">
            <text:p>6.60E-03</text:p>
          </table:table-cell>
        </table:table-row>
        <table:table-row table:style-name="ro1">
          <table:table-cell office:value-type="string">
            <text:p>Min Iout</text:p>
          </table:table-cell>
          <table:table-cell table:formula="of:=[.B8]*[.B6]" office:value-type="float" office:value="0.000000022">
            <text:p>2.20E-08</text:p>
          </table:table-cell>
        </table:table-row>
        <table:table-row table:style-name="ro1">
          <table:table-cell office:value-type="string">
            <text:p>Collect. Capacitance</text:p>
          </table:table-cell>
          <table:table-cell office:value-type="float" office:value="0.00000001">
            <text:p>1.00E-08</text:p>
          </table:table-cell>
        </table:table-row>
        <table:table-row table:style-name="ro1">
          <table:table-cell office:value-type="string">
            <text:p>Tsamp (min)</text:p>
          </table:table-cell>
          <table:table-cell table:style-name="ce3" office:value-type="float" office:value="0.001">
            <text:p>1.00E-003</text:p>
          </table:table-cell>
        </table:table-row>
        <table:table-row table:style-name="ro1">
          <table:table-cell office:value-type="string">
            <text:p>Tsamp (max)</text:p>
          </table:table-cell>
          <table:table-cell office:value-type="float" office:value="1">
            <text:p>1.00E+00</text:p>
          </table:table-cell>
        </table:table-row>
        <table:table-row table:style-name="ro1">
          <table:table-cell office:value-type="string">
            <text:p>Min Vout/s</text:p>
          </table:table-cell>
          <table:table-cell table:formula="of:=[.B10]/[.B11]" office:value-type="float" office:value="2.2">
            <text:p>2.20E+00</text:p>
          </table:table-cell>
        </table:table-row>
        <table:table-row table:style-name="ro1">
          <table:table-cell office:value-type="string">
            <text:p>Max Vout/s</text:p>
          </table:table-cell>
          <table:table-cell table:formula="of:=[.B9]/[.B11]" office:value-type="float" office:value="660000">
            <text:p>6.60E+05</text:p>
          </table:table-cell>
        </table:table-row>
        <table:table-row table:style-name="ro1">
          <table:table-cell office:value-type="string">
            <text:p>Voltage low cur</text:p>
          </table:table-cell>
          <table:table-cell table:formula="of:=[.B14]*[.B13]" office:value-type="float" office:value="2.2">
            <text:p>2.20E+00</text:p>
          </table:table-cell>
        </table:table-row>
        <table:table-row table:style-name="ro1">
          <table:table-cell office:value-type="string">
            <text:p>Voltage high cur</text:p>
          </table:table-cell>
          <table:table-cell table:formula="of:=[.B12]*[.B15]" office:value-type="float" office:value="660">
            <text:p>6.60E+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v. Resistor</text:p>
          </table:table-cell>
          <table:table-cell office:value-type="float" office:value="470">
            <text:p>4.70E+02</text:p>
          </table:table-cell>
        </table:table-row>
        <table:table-row table:style-name="ro1">
          <table:table-cell office:value-type="string">
            <text:p>Vout</text:p>
          </table:table-cell>
          <table:table-cell table:formula="of:=[.B19]*[.B9]" office:value-type="float" office:value="3.102">
            <text:p>3.10E+00</text:p>
          </table:table-cell>
        </table:table-row>
        <table:table-row table:style-name="ro1">
          <table:table-cell office:value-type="string">
            <text:p>Prot. Resistor</text:p>
          </table:table-cell>
          <table:table-cell table:formula="of:=(4.5-[.B20])/[.B9]" office:value-type="float" office:value="211.818181818182">
            <text:p>2.12E+02</text:p>
          </table:table-cell>
        </table:table-row>
        <table:table-row table:style-name="ro1">
          <table:table-cell office:value-type="string">
            <text:p>Prot. Current</text:p>
          </table:table-cell>
          <table:table-cell table:formula="of:=(5-3.3)/[.B21]" office:value-type="float" office:value="0.00802575107296138">
            <text:p>8.03E-03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2" number:min-integer-digits="3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23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3-03T23:41:00</dc:date>
    <meta:editing-duration>PT26H35M53S</meta:editing-duration>
    <meta:editing-cycles>16</meta:editing-cycles>
    <meta:document-statistic meta:table-count="3" meta:cell-count="303" meta:object-count="0"/>
  </office:meta>
</office:document-meta>
</file>